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none" draw:fill-color="#fdb94d" draw:opacity="8%" draw:opacity-name="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solid" draw:fill-color="#fdc578" draw:opacity="8%" draw:opacity-name="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f413d" draw:marker-start-width="0.279cm" draw:marker-end-width="0.279cm" draw:fill="solid" draw:fill-color="#fdc578" draw:opacity="8%" draw:opacity-name="" draw:textarea-horizontal-align="justify" draw:textarea-vertical-align="middle" draw:auto-grow-height="false" fo:min-height="0.418cm" fo:min-width="0.70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77cm" fo:min-width="1.066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12cm" fo:min-width="1.155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066cm" fo:padding-top="0.151cm" fo:padding-bottom="0.151cm" fo:padding-left="0.276cm" fo:padding-right="0.276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0.97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244cm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81cm" svg:stroke-color="#fdb94d" draw:marker-start-width="0.321cm" draw:marker-end-width="0.321cm" draw:fill="none" draw:fill-color="#fdb94d" draw:opacity="8%" draw:textarea-horizontal-align="justify" draw:textarea-vertical-align="middle" draw:auto-grow-height="false" fo:min-height="2.635cm" fo:min-width="4.8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db94d" draw:opacity="8%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7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fdc578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>
      <loext:graphic-properties draw:fill="none" draw:fill-color="#fdb94d" draw:opacity="8%"/>
      <style:paragraph-properties fo:text-align="center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2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9cm" svg:y="11.529cm">
          <text:p text:style-name="P1"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a</text:span><text:span text:style-name="T1">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652cm" svg:height="0.584cm" svg:x="10.782cm" svg:y="5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8cm" svg:y1="5.89cm" svg:x2="11.108cm" svg:y2="6.474cm">
          <text:p/>
        </draw:line>
        <draw:line draw:style-name="gr3" draw:text-style-name="P4" draw:layer="layout" svg:x1="11.108cm" svg:y1="5.89cm" svg:x2="10.673cm" svg:y2="6.182cm">
          <text:p/>
        </draw:line>
        <draw:line draw:style-name="gr3" draw:text-style-name="P4" draw:layer="layout" svg:x1="11.108cm" svg:y1="5.89cm" svg:x2="11.525cm" svg:y2="6.203cm">
          <text:p/>
        </draw:line>
        <draw:line draw:style-name="gr3" draw:text-style-name="P4" draw:layer="layout" svg:x1="11.126cm" svg:y1="6.474cm" svg:x2="10.691cm" svg:y2="6.766cm">
          <text:p/>
        </draw:line>
        <draw:line draw:style-name="gr3" draw:text-style-name="P4" draw:layer="layout" svg:x1="11.126cm" svg:y1="6.474cm" svg:x2="11.543cm" svg:y2="6.787cm">
          <text:p/>
        </draw:line>
        <draw:custom-shape draw:style-name="gr1" draw:text-style-name="P2" xml:id="id4" draw:id="id4" draw:layer="layout" svg:width="1.905cm" svg:height="1.439cm" svg:x="10.019cm" svg:y="11.487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91cm" svg:y="11.487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651cm" svg:height="1.016cm" svg:x="2.907cm" svg:y="12.164cm">
          <text:p text:style-name="P5"><text:span text:style-name="T2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8cm" svg:y1="12.672cm" svg:x2="4.558cm" svg:y2="12.672cm" draw:start-shape="id1" draw:start-glue-point="10" draw:end-shape="id1" draw:end-glue-point="10" svg:d="M4558 12672z" svg:viewBox="0 0 1 1">
          <text:p/>
        </draw:connector>
        <draw:connector draw:style-name="gr3" draw:text-style-name="P4" draw:layer="layout" draw:type="line" svg:x1="4.939cm" svg:y1="12.249cm" svg:x2="4.317cm" svg:y2="12.312cm" draw:start-shape="id2" draw:start-glue-point="6" draw:end-shape="id1" draw:end-glue-point="11" svg:d="M4939 12249l-622 63" svg:viewBox="0 0 623 64">
          <text:p/>
        </draw:connector>
        <draw:custom-shape draw:style-name="gr4" draw:text-style-name="P6" xml:id="id3" draw:id="id3" draw:layer="layout" svg:width="1.651cm" svg:height="1.016cm" svg:x="7.733cm" svg:y="12.164cm">
          <text:p text:style-name="P5"><text:span text:style-name="T2">act: </text:span><text:span text:style-name="T2">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4cm" svg:y1="12.672cm" svg:x2="9.384cm" svg:y2="12.672cm" draw:start-shape="id3" draw:start-glue-point="10" draw:end-shape="id3" draw:end-glue-point="10" svg:d="M9384 12672z" svg:viewBox="0 0 1 1">
          <text:p/>
        </draw:connector>
        <draw:connector draw:style-name="gr3" draw:text-style-name="P4" draw:layer="layout" draw:type="line" svg:x1="10.019cm" svg:y1="12.207cm" svg:x2="9.143cm" svg:y2="12.312cm" draw:start-shape="id4" draw:start-glue-point="6" draw:end-shape="id3" draw:end-glue-point="11" svg:d="M10019 12207l-876 105" svg:viewBox="0 0 877 106">
          <text:p/>
        </draw:connector>
        <draw:custom-shape draw:style-name="gr4" draw:text-style-name="P6" xml:id="id5" draw:id="id5" draw:layer="layout" svg:width="1.651cm" svg:height="1.016cm" svg:x="12.432cm" svg:y="12.291cm">
          <text:p text:style-name="P5"><text:span text:style-name="T2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2cm" svg:y1="12.439cm" svg:x2="14.591cm" svg:y2="12.207cm" draw:start-shape="id5" draw:start-glue-point="11" draw:end-shape="id6" draw:end-glue-point="6" svg:d="M13842 12439l749-232" svg:viewBox="0 0 750 233">
          <text:p/>
        </draw:connector>
        <draw:custom-shape draw:style-name="gr1" draw:text-style-name="P2" xml:id="id7" draw:id="id7" draw:layer="layout" svg:width="1.905cm" svg:height="1.439cm" svg:x="3.669cm" svg:y="14.789cm">
          <text:p text:style-name="P1"><text:span text:style-name="T1">Muse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xml:id="id8" draw:id="id8" draw:layer="layout" svg:width="1.905cm" svg:height="1.439cm" svg:x="7.352cm" svg:y="14.789cm">
          <text:p text:style-name="P1"><text:span text:style-name="T2">Art</text:span><text:span text:style-name="T3"> </text:span><text:span text:style-name="T2">Galle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8" xml:id="id9" draw:id="id9" draw:layer="layout" svg:width="1.905cm" svg:height="1.439cm" svg:x="10.781cm" svg:y="14.789cm">
          <text:p text:style-name="P1"><text:span text:style-name="T2">Souveni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4cm" svg:y="14.831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9cm" svg:y="14.789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5.892cm" svg:y1="12.968cm" svg:x2="4.622cm" svg:y2="14.789cm" draw:start-shape="id2" draw:start-glue-point="8" draw:end-shape="id7" draw:end-glue-point="4" svg:d="M5892 12968l-1270 1821" svg:viewBox="0 0 1271 1822">
          <text:p/>
        </draw:connector>
        <draw:connector draw:style-name="gr5" draw:text-style-name="P4" draw:layer="layout" draw:type="line" svg:x1="6.565cm" svg:y1="12.758cm" svg:x2="7.631cm" svg:y2="14.999cm" draw:start-shape="id2" draw:start-glue-point="9" draw:end-shape="id8" draw:end-glue-point="5" svg:d="M6565 12758l1066 2241" svg:viewBox="0 0 1067 2242">
          <text:p/>
        </draw:connector>
        <draw:connector draw:style-name="gr5" draw:text-style-name="P4" draw:layer="layout" draw:type="line" svg:x1="10.972cm" svg:y1="12.926cm" svg:x2="11.734cm" svg:y2="14.789cm" draw:start-shape="id4" draw:start-glue-point="8" draw:end-shape="id9" draw:end-glue-point="4" svg:d="M10972 12926l762 1863" svg:viewBox="0 0 763 1864">
          <text:p/>
        </draw:connector>
        <draw:connector draw:style-name="gr5" draw:text-style-name="P4" draw:layer="layout" draw:type="line" svg:x1="15.544cm" svg:y1="12.926cm" svg:x2="14.782cm" svg:y2="14.789cm" draw:start-shape="id6" draw:start-glue-point="8" draw:end-shape="id10" draw:end-glue-point="4" svg:d="M15544 12926l-762 1863" svg:viewBox="0 0 763 1864">
          <text:p/>
        </draw:connector>
        <draw:connector draw:style-name="gr5" draw:text-style-name="P4" draw:layer="layout" draw:type="line" svg:x1="16.217cm" svg:y1="12.716cm" svg:x2="17.957cm" svg:y2="14.831cm" draw:start-shape="id6" draw:start-glue-point="9" draw:end-shape="id11" draw:end-glue-point="4" svg:d="M16217 12716l1740 2115" svg:viewBox="0 0 1741 2116">
          <text:p/>
        </draw:connector>
        <draw:custom-shape draw:style-name="gr6" draw:text-style-name="P10" xml:id="id12" draw:id="id12" draw:layer="layout" svg:width="1.651cm" svg:height="1.016cm" svg:x="2.526cm" svg:y="16.482cm">
          <text:p text:style-name="P9"><text:span text:style-name="T3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6" draw:id="id16" draw:layer="layout" svg:width="1.651cm" svg:height="1.016cm" svg:x="15.988cm" svg:y="16.609cm">
          <text:p text:style-name="P9"><text:span text:style-name="T3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5" draw:id="id15" draw:layer="layout" svg:width="1.651cm" svg:height="1.016cm" svg:x="12.686cm" svg:y="16.482cm">
          <text:p text:style-name="P9"><text:span text:style-name="T3">act: </text:span><text:span text:style-name="T3">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4" draw:id="id14" draw:layer="layout" svg:width="1.651cm" svg:height="1.016cm" svg:x="9.638cm" svg:y="16.482cm">
          <text:p text:style-name="P9"><text:span text:style-name="T3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1.778cm" svg:height="1.016cm" svg:x="5.955cm" svg:y="16.482cm">
          <text:p text:style-name="P9"><text:span text:style-name="T3">act: 3.5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2cm" svg:y1="16.482cm" svg:x2="3.948cm" svg:y2="16.018cm" draw:start-shape="id12" draw:start-glue-point="4" draw:end-shape="id7" draw:end-glue-point="7" svg:d="M3352 16482l596-464" svg:viewBox="0 0 597 465">
          <text:p/>
        </draw:connector>
        <draw:connector draw:style-name="gr3" draw:text-style-name="P4" draw:layer="layout" draw:type="line" svg:x1="7.631cm" svg:y1="16.018cm" svg:x2="6.844cm" svg:y2="16.482cm" draw:start-shape="id8" draw:start-glue-point="7" draw:end-shape="id13" draw:end-glue-point="4" svg:d="M7631 16018l-787 464" svg:viewBox="0 0 788 465">
          <text:p/>
        </draw:connector>
        <draw:connector draw:style-name="gr3" draw:text-style-name="P4" draw:layer="layout" draw:type="line" svg:x1="11.06cm" svg:y1="16.018cm" svg:x2="10.464cm" svg:y2="16.482cm" draw:start-shape="id9" draw:start-glue-point="7" draw:end-shape="id14" draw:end-glue-point="4" svg:d="M11060 16018l-596 464" svg:viewBox="0 0 597 465">
          <text:p/>
        </draw:connector>
        <draw:connector draw:style-name="gr3" draw:text-style-name="P4" draw:layer="layout" draw:type="line" svg:x1="14.108cm" svg:y1="16.018cm" svg:x2="13.512cm" svg:y2="16.482cm" draw:start-shape="id10" draw:start-glue-point="7" draw:end-shape="id15" draw:end-glue-point="4" svg:d="M14108 16018l-596 464" svg:viewBox="0 0 597 465">
          <text:p/>
        </draw:connector>
        <draw:connector draw:style-name="gr3" draw:text-style-name="P4" draw:layer="layout" draw:type="line" svg:x1="17.283cm" svg:y1="16.06cm" svg:x2="16.814cm" svg:y2="16.609cm" draw:start-shape="id11" draw:start-glue-point="7" draw:end-shape="id16" draw:end-glue-point="4" svg:d="M17283 16060l-469 549" svg:viewBox="0 0 470 550">
          <text:p/>
        </draw:connector>
        <draw:connector draw:style-name="gr5" draw:text-style-name="P4" draw:layer="layout" draw:type="line" svg:x1="10.298cm" svg:y1="12.716cm" svg:x2="8.978cm" svg:y2="14.999cm" draw:start-shape="id4" draw:start-glue-point="7" draw:end-shape="id8" draw:end-glue-point="11" svg:d="M10298 12716l-1320 2283" svg:viewBox="0 0 1321 2284">
          <text:p/>
        </draw:connector>
        <draw:custom-shape draw:style-name="gr8" draw:text-style-name="P11" xml:id="id17" draw:id="id17" draw:layer="layout" svg:width="2.286cm" svg:height="0.959cm" svg:x="2.145cm" svg:y="10.57cm">
          <text:p text:style-name="P1"><text:span text:style-name="T4">Sunny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9" draw:id="id19" draw:layer="layout" svg:width="2.413cm" svg:height="0.866cm" svg:x="4.939cm" svg:y="9.139cm">
          <text:p text:style-name="P1"><text:span text:style-name="T4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8" draw:id="id18" draw:layer="layout" svg:width="2.286cm" svg:height="0.993cm" svg:x="3.288cm" svg:y="9.751cm">
          <text:p text:style-name="P1"><text:span text:style-name="T4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218cm" svg:y1="11.739cm" svg:x2="4.097cm" svg:y2="11.389cm" draw:start-shape="id2" draw:start-glue-point="5" draw:end-shape="id17" draw:end-glue-point="9" svg:d="M5218 11739l-1121-350" svg:viewBox="0 0 1122 351">
          <text:p/>
        </draw:connector>
        <draw:connector draw:style-name="gr12" draw:text-style-name="P4" draw:layer="layout" draw:type="line" svg:x1="5.892cm" svg:y1="11.529cm" svg:x2="5.24cm" svg:y2="10.599cm" draw:start-shape="id2" draw:start-glue-point="4" draw:end-shape="id18" draw:end-glue-point="9" svg:d="M5892 11529l-652-930" svg:viewBox="0 0 653 931">
          <text:p/>
        </draw:connector>
        <draw:connector draw:style-name="gr12" draw:text-style-name="P4" draw:layer="layout" draw:type="line" svg:x1="6.565cm" svg:y1="11.739cm" svg:x2="6.146cm" svg:y2="10.005cm" draw:start-shape="id2" draw:start-glue-point="11" draw:end-shape="id19" draw:end-glue-point="8" svg:d="M6565 11739l-419-1734" svg:viewBox="0 0 420 1735">
          <text:p/>
        </draw:connector>
        <draw:custom-shape draw:style-name="gr8" draw:text-style-name="P11" xml:id="id23" draw:id="id23" draw:layer="layout" svg:width="2.286cm" svg:height="0.959cm" svg:x="15.734cm" svg:y="10.132cm">
          <text:p text:style-name="P1"><text:span text:style-name="T4">Sunny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2.413cm" svg:height="0.866cm" svg:x="17.385cm" svg:y="12.06cm">
          <text:p text:style-name="P1"><text:span text:style-name="T4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4" draw:id="id24" draw:layer="layout" svg:width="2.159cm" svg:height="0.993cm" svg:x="16.75cm" svg:y="11.056cm">
          <text:p text:style-name="P1"><text:span text:style-name="T4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20" draw:id="id20" draw:layer="layout" svg:width="2.286cm" svg:height="0.959cm" svg:x="7.733cm" svg:y="9.878cm">
          <text:p text:style-name="P1"><text:span text:style-name="T4">Sunny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2.413cm" svg:height="0.866cm" svg:x="12.178cm" svg:y="10.282cm">
          <text:p text:style-name="P1"><text:span text:style-name="T4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1" draw:id="id21" draw:layer="layout" svg:width="2.54cm" svg:height="0.993cm" svg:x="10.019cm" svg:y="9.751cm">
          <text:p text:style-name="P1"><text:span text:style-name="T4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0.298cm" svg:y1="11.697cm" svg:x2="9.685cm" svg:y2="10.697cm" draw:start-shape="id4" draw:start-glue-point="5" draw:end-shape="id20" draw:end-glue-point="9" svg:d="M10298 11697l-613-1000" svg:viewBox="0 0 614 1001">
          <text:p/>
        </draw:connector>
        <draw:connector draw:style-name="gr12" draw:text-style-name="P4" draw:layer="layout" draw:type="line" svg:x1="10.972cm" svg:y1="11.487cm" svg:x2="11.289cm" svg:y2="10.744cm" draw:start-shape="id4" draw:start-glue-point="4" draw:end-shape="id21" draw:end-glue-point="8" svg:d="M10972 11487l317-743" svg:viewBox="0 0 318 744">
          <text:p/>
        </draw:connector>
        <draw:connector draw:style-name="gr12" draw:text-style-name="P4" draw:layer="layout" draw:type="line" svg:x1="11.645cm" svg:y1="11.697cm" svg:x2="12.531cm" svg:y2="11.022cm" draw:start-shape="id4" draw:start-glue-point="11" draw:end-shape="id22" draw:end-glue-point="7" svg:d="M11645 11697l886-675" svg:viewBox="0 0 887 676">
          <text:p/>
        </draw:connector>
        <draw:connector draw:style-name="gr12" draw:text-style-name="P4" draw:layer="layout" draw:type="line" svg:x1="15.544cm" svg:y1="11.487cm" svg:x2="16.068cm" svg:y2="10.951cm" draw:start-shape="id6" draw:start-glue-point="4" draw:end-shape="id23" draw:end-glue-point="7" svg:d="M15544 11487l524-536" svg:viewBox="0 0 525 537">
          <text:p/>
        </draw:connector>
        <draw:connector draw:style-name="gr12" draw:text-style-name="P4" draw:layer="layout" draw:type="line" svg:x1="16.217cm" svg:y1="11.697cm" svg:x2="16.75cm" svg:y2="11.553cm" draw:start-shape="id6" draw:start-glue-point="11" draw:end-shape="id24" draw:end-glue-point="6" svg:d="M16217 11697l533-144" svg:viewBox="0 0 534 145">
          <text:p/>
        </draw:connector>
        <draw:connector draw:style-name="gr12" draw:text-style-name="P4" draw:layer="layout" draw:type="line" svg:x1="16.496cm" svg:y1="12.207cm" svg:x2="17.385cm" svg:y2="12.493cm" draw:start-shape="id6" draw:start-glue-point="10" draw:end-shape="id25" svg:d="M16496 12207l889 286" svg:viewBox="0 0 890 287">
          <text:p/>
        </draw:connector>
        <draw:custom-shape draw:style-name="gr15" draw:text-style-name="P12" xml:id="id26" draw:id="id26" draw:layer="layout" svg:width="7.62cm" svg:height="4.191cm" svg:x="7.352cm" svg:y="4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14" draw:layer="layout" svg:width="5.176cm" svg:height="0.725cm" svg:x="8.526cm" svg:y="7.084cm">
          <draw:text-box>
            <text:p text:style-name="P13"><text:span text:style-name="T5">Sunny, Night, Weekend</text:span></text:p>
          </draw:text-box>
        </draw:frame>
        <draw:connector draw:style-name="gr5" draw:text-style-name="P4" draw:layer="layout" draw:type="line" svg:x1="8.467cm" svg:y1="8.122cm" svg:x2="7.979cm" svg:y2="8.868cm" draw:start-shape="id26" draw:start-glue-point="7" svg:d="M8467 8122l-488 746" svg:viewBox="0 0 489 747">
          <text:p/>
        </draw:connector>
        <draw:connector draw:style-name="gr5" draw:text-style-name="P4" draw:layer="layout" draw:type="line" svg:x1="11.162cm" svg:y1="8.735cm" svg:x2="11.15cm" svg:y2="9.399cm" draw:start-shape="id26" draw:start-glue-point="8" svg:d="M11162 8735l-12 664" svg:viewBox="0 0 13 665">
          <text:p/>
        </draw:connector>
        <draw:connector draw:style-name="gr5" draw:text-style-name="P4" draw:layer="layout" draw:type="line" svg:x1="13.857cm" svg:y1="8.122cm" svg:x2="14.245cm" svg:y2="9.012cm" draw:start-shape="id26" draw:start-glue-point="9" svg:d="M13857 8122l388 890" svg:viewBox="0 0 389 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32:43.742149923</meta:creation-date>
    <dc:date>2020-06-19T07:02:19.082115844</dc:date>
    <meta:editing-duration>PT9M59S</meta:editing-duration>
    <meta:editing-cycles>6</meta:editing-cycles>
    <meta:generator>LibreOffice/6.0.7.3$Linux_X86_64 LibreOffice_project/00m0$Build-3</meta:generator>
    <meta:document-statistic meta:object-count="61"/>
  </office:meta>
</office:document-meta>
</file>